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d9fc" officeooo:paragraph-rsid="0002d9fc"/>
    </style:style>
    <style:style style:name="P2" style:family="paragraph" style:parent-style-name="Standard">
      <style:text-properties style:font-name="Courier New" officeooo:rsid="0002d9fc" officeooo:paragraph-rsid="0002d9fc"/>
    </style:style>
    <style:style style:name="P3" style:family="paragraph" style:parent-style-name="Standard">
      <style:text-properties style:font-name="Courier New" fo:font-size="11pt" officeooo:rsid="0002d9fc" officeooo:paragraph-rsid="0002d9fc" style:font-size-asian="9.60000038146973pt" style:font-size-complex="11pt"/>
    </style:style>
    <style:style style:name="P4" style:family="paragraph" style:parent-style-name="código_20_python">
      <style:text-properties style:font-name="Courier New"/>
    </style:style>
    <style:style style:name="T1" style:family="text">
      <style:text-properties officeooo:rsid="0002d9fc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2d9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para Internet II</text:p>
      <text:p text:style-name="P1"/>
      <text:p text:style-name="P1">Aula 01 – Flask Conceitos iniciais</text:p>
      <text:p text:style-name="P1"/>
      <text:p text:style-name="P1">1- Verificar instalação do Python: versão 3.10 do Python instalado no Lab 104;</text:p>
      <text:p text:style-name="P1"/>
      <text:p text:style-name="P1">2- Criar uma pasta de trabalho, onde os projetos desenvolvidos em aula serão armazenados:</text:p>
      <text:p text:style-name="código_20_python"><text:tab/><text:span text:style-name="T3">mkdir projects</text:span></text:p>
      <text:p text:style-name="código_20_python"><text:span text:style-name="T3"><text:tab/>cd projects</text:span></text:p>
      <text:p text:style-name="código_20_python"><text:span text:style-name="T3"><text:tab/>mkdir flask</text:span></text:p>
      <text:p text:style-name="código_20_python"><text:span text:style-name="T3"><text:tab/>cd flask</text:span></text:p>
      <text:p text:style-name="P1"/>
      <text:p text:style-name="P1">3- Criar um ambiente virtual para instalação do Flask e outras bibliotecas python:</text:p>
      <text:p text:style-name="P4"><text:tab/><text:span text:style-name="T1">python -m venv flask-env</text:span></text:p>
      <text:p text:style-name="P4"/>
      <text:p text:style-name="P1">4- Ativar o ambiente de desenvolvimento e instalar o flask:</text:p>
      <text:p text:style-name="P1"><text:tab/><text:span text:style-name="T2">flask-env\Scripts\activate</text:span></text:p>
      <text:p text:style-name="P2"><text:tab/>pip install flask</text:p>
      <text:p text:style-name="P1"/>
      <text:p text:style-name="P1">5- Criar uma pasta para o primeiro projetos:</text:p>
      <text:p text:style-name="P1"><text:tab/><text:span text:style-name="T2">mkdir hello</text:span></text:p>
      <text:p text:style-name="P2"><text:tab/>cd hello</text:p>
      <text:p text:style-name="P2"/>
      <text:p text:style-name="P1">6- Abrir o Visual Studio Code na pasta do projeto recém criado:</text:p>
      <text:p text:style-name="P1"><text:tab/><text:span text:style-name="T2">code .</text:span></text:p>
      <text:p text:style-name="P1"/>
      <text:p text:style-name="Standard">7- <text:span text:style-name="T1">Verificar se o plugin do Python está instalado;</text:span></text:p>
      <text:p text:style-name="Standard"/>
      <text:p text:style-name="P1">8- Criar o arquivo<text:span text:style-name="T2"> main.py</text:span> no projeto e escrever o seguinte código:</text:p>
      <text:p text:style-name="P1"/>
      <text:p text:style-name="P3">from flask import Flask, redirect, url_for</text:p>
      <text:p text:style-name="P3"/>
      <text:p text:style-name="P3">app = Flask(__name__)</text:p>
      <text:p text:style-name="P3"/>
      <text:p text:style-name="P3">@app.route("/")</text:p>
      <text:p text:style-name="P3">def home():</text:p>
      <text:p text:style-name="P3"><text:s text:c="4"/>return "&lt;h1&gt;Hello World!&lt;/h1&gt;"</text:p>
      <text:p text:style-name="P3"/>
      <text:p text:style-name="P3">@app.route("/&lt;name&gt;")</text:p>
      <text:p text:style-name="P3">def user(name):</text:p>
      <text:p text:style-name="P3"><text:s text:c="4"/>return f"&lt;h1&gt;Hello &lt;em&gt;{name}&lt;em&gt;!&lt;/h1&gt;"</text:p>
      <text:p text:style-name="P3"/>
      <text:p text:style-name="P3">@app.route("/admin")</text:p>
      <text:p text:style-name="P3">def admin():</text:p>
      <text:p text:style-name="P3"><text:s text:c="4"/>return redirect(url_for("user", name="MasterUser"))</text:p>
      <text:p text:style-name="P3"/>
      <text:p text:style-name="P3"/>
      <text:p text:style-name="P3">if __name__ == "__main__":</text:p>
      <text:p text:style-name="P3"><text:s text:c="4"/>app.run(debug=True)</text:p>
      <text:p text:style-name="P3"/>
      <text:p text:style-name="P3"/>
      <text:p text:style-name="P1">9- Abrir o Terminal dentro do Visual Studio Code e executar o arquivo <text:span text:style-name="T2">main.py</text:span>:</text:p>
      <text:p text:style-name="P1"/>
      <text:p text:style-name="P2">python main.p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ódigo_20_python" style:display-name="código python" style:family="paragraph" style:parent-style-name="Standard">
      <style:text-properties officeooo:rsid="0002d9f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8:42:40.940000000</meta:creation-date>
    <dc:date>2023-08-02T18:58:07.036000000</dc:date>
    <meta:editing-duration>PT15M31S</meta:editing-duration>
    <meta:editing-cycles>1</meta:editing-cycles>
    <meta:document-statistic meta:table-count="0" meta:image-count="0" meta:object-count="0" meta:page-count="1" meta:paragraph-count="35" meta:word-count="170" meta:character-count="1171" meta:non-whitespace-character-count="1009"/>
    <meta:generator>LibreOffice/7.4.1.2$Windows_X86_64 LibreOffice_project/3c58a8f3a960df8bc8fd77b461821e42c061c5f0</meta:generator>
  </office:meta>
</office:document-meta>
</file>